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DejaVu Sans Mono1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style:font-name="DejaVu Sans Mono" fo:font-size="10pt" fo:language="en" fo:country="US" fo:font-weight="normal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Nimbus Sans L" fo:font-size="14pt" fo:language="en" fo:country="GB" fo:font-weight="bold"/>
    </style:style>
    <style:style style:name="P3" style:family="paragraph" style:parent-style-name="Text_20_body">
      <style:paragraph-properties fo:text-align="justify" style:justify-single-word="false"/>
      <style:text-properties fo:color="#000000" style:font-name="Times New Roman" fo:font-size="12pt" fo:language="en" fo:country="GB" fo:font-weight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paragraph-properties fo:text-align="justify" style:justify-single-word="false"/>
      <style:text-properties fo:color="#000000" style:font-name="Liberation Serif1" fo:font-size="12pt" fo:language="en" fo:country="US" fo:font-weight="normal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  <style:text-properties fo:color="#000000" style:font-name="Nimbus Sans L" fo:font-size="14pt" fo:language="en" fo:country="US" fo:font-weight="bold"/>
    </style:style>
    <style:style style:name="P11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</style:style>
    <style:style style:name="P12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DejaVu Sans Mono" fo:font-size="10pt" fo:language="en" fo:country="US" fo:font-weight="normal"/>
    </style:style>
    <style:style style:name="P13" style:family="paragraph" style:parent-style-name="Text_20_body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P14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DejaVu Sans Mono1" fo:font-size="10pt" fo:letter-spacing="normal" fo:language="en" fo:country="US" fo:font-style="normal" fo:font-weight="normal" style:font-size-asian="10pt" style:font-size-complex="10pt"/>
    </style:style>
    <style:style style:name="P15" style:family="paragraph" style:parent-style-name="Preformatted_20_Text">
      <style:text-properties fo:font-variant="normal" fo:text-transform="none" fo:color="#000000" style:font-name="DejaVu Sans Mono1" fo:font-size="10pt" fo:letter-spacing="normal" fo:font-style="normal" fo:font-weight="normal" style:font-size-asian="10pt" style:font-size-complex="10pt"/>
    </style:style>
    <style:style style:name="P16" style:family="paragraph" style:parent-style-name="Preformatted_20_Text">
      <style:paragraph-properties fo:margin-top="0in" fo:margin-bottom="0.1965in"/>
      <style:text-properties fo:font-variant="normal" fo:text-transform="none" fo:color="#000000" style:font-name="DejaVu Sans Mono1" fo:font-size="10pt" fo:letter-spacing="normal" fo:font-style="normal" fo:font-weight="normal" style:font-size-asian="10pt" style:font-size-complex="10pt"/>
    </style:style>
    <style:style style:name="P17" style:family="paragraph" style:parent-style-name="Text_20_body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T1" style:family="text">
      <style:text-properties style:font-name="DejaVu Sans Mono" fo:font-size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SEP 127 : flipdim(): Adding an optional input parameter for block flipping ; jmat obsolete.</text:p>
        <text:p text:style-name="P6"/>
        <text:p text:style-name="P7"/>
        <text:p text:style-name="P7">Version: 1.0</text:p>
        <text:p text:style-name="P7">Autor: Samuel Gougeon, Paul Bignier</text:p>
        <text:p text:style-name="P7">Review: </text:p>
        <text:p text:style-name="P7">Commented: </text:p>
        <text:p text:style-name="P7">State: </text:p>
        <text:p text:style-name="P7">Scilab-Version: 5.5.0</text:p>
        <text:p text:style-name="P7">Created: Feb 10th 2014</text:p>
        <text:p text:style-name="P6"/>
        <text:p text:style-name="P9">Abstract</text:p>
        <text:p text:style-name="P8">The aim of this SEP is to motivate the addition of one optional intput argument “sb” to the flipdim function, to replace the jmat function, which is tagged as obsolete.</text:p>
        <text:p text:style-name="P7"/>
        <text:p text:style-name="P9">Rationale</text:p>
        <text:p text:style-name="P3">Presently, flipdim(x, dim) can only flip whole lines (dim=1) or columns (dim=2) of x. One could view it as flipping blocks of size 1*1 of x.</text:p>
        <text:p text:style-name="P3">The new input argument “sb” (for Size Block) allows flipping x by blocks of size sb*size(x,2) (dim=1) or size(x,1)*sb (dim=2).</text:p>
        <text:p text:style-name="P3">This addition to flipdim makes jmat obsolete, thus the latter is tagged as such, and will be removed in Scilab 5.5.1.</text:p>
        <text:p text:style-name="P17">Related bug: http://bugzilla.scilab.org/show_bug.cgi?id=12130</text:p>
        <text:p text:style-name="P4"/>
        <text:p text:style-name="P2">Calling Sequences</text:p>
        <text:p text:style-name="P13">The available calling sequence becomes:﻿</text:p>
        <text:p text:style-name="P11"/>
        <text:p text:style-name="P12"><text:s text:c="4"/>y = flipdim(x ,dim [,sb])</text:p>
        <text:p text:style-name="P11"/>
        <text:p text:style-name="P10">Example Usage</text:p>
        <text:p text:style-name="P14">X = [0 1 2 3 4 5 6 7 8 9 10 11];</text:p>
        <text:p text:style-name="P15">flipdim(X,2) <text:s text:c="2"/>// =&gt; [11 10 9 8 7 6 5 4 3 2 1 0] // Present action.</text:p>
        <text:p text:style-name="P15">flipdim(X,2,2) // =&gt; [10 11 <text:s text:c="2"/>8 9 <text:s text:c="2"/>6 7 <text:s text:c="2"/>4 5 <text:s text:c="2"/>2 3 <text:s text:c="2"/>0 1] // Block size = 2.</text:p>
        <text:p text:style-name="P15">flipdim(X,2,3) // =&gt; [9 10 11 <text:s text:c="2"/>6 7 8 <text:s text:c="2"/>3 4 5 <text:s text:c="2"/>0 1 2]</text:p>
        <text:p text:style-name="P15">flipdim(X,2,4) // =&gt; [8 9 10 11 <text:s text:c="2"/>4 5 6 7 <text:s text:c="2"/>0 1 2 3]</text:p>
        <text:p text:style-name="P16">flipdim(X,2,6) // =&gt; [6 7 8 9 10 11 <text:s text:c="2"/>0 1 2 3 4 5]</text:p>
        <text:p text:style-name="P1">// Error if sb does not divide the targeted dimension of x.</text:p>
        <text:p text:style-name="P1">y = flipdim(x, 2, 5); // size(X) = [1 12] and sb=5 does not divide 12.</text:p>
        <text:p text:style-name="P1"/>
        <text:p text:style-name="P9"><text:soft-page-break/>Changelog</text:p>
        <text:p text:style-name="P4"><text:tab/><text:span text:style-name="T1">1.0 – Paul Bignier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DejaVu Sans Mono1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Preformatted_20_Text" style:display-name="Preformatted Text" style:family="paragraph" style:parent-style-name="Normal" style:class="html">
      <style:text-properties style:font-name="DejaVu Sans Mono" fo:font-size="10pt"/>
    </style:style>
    <style:style style:name="List_20_Contents" style:display-name="List Contents" style:family="paragraph" style:parent-style-name="Normal" style:class="html">
      <style:paragraph-properties fo:margin="100%" fo:margin-left="0.3937in" fo:margin-right="0in" fo:margin-top="0in" fo:margin-bottom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Nimbus Sans L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Bullet_20_Symbols_5f_text_5f_text_5f_text_5f_text_5f_text_5f_text_5f_text_5f_text_5f_text_5f_text_5f_text_5f_text_5f_text_5f_text_5f_text_5f_text_5f_text" style:display-name="Bullet Symbols_text_text_text_text_text_text_text_text_text_text_text_text_text_text_text_text_text" style:family="text">
      <style:text-properties style:font-name="StarSymbol" fo:font-size="9pt"/>
    </style:style>
    <style:style style:name="Bullet_20_Symbols_5f_text_5f_text_5f_text_5f_text_5f_text_5f_text_5f_text_5f_text_5f_text_5f_text_5f_text_5f_text_5f_text_5f_text_5f_text_5f_text_5f_text_5f_text" style:display-name="Bullet Symbols_text_text_text_text_text_text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" style:display-name="Teletype_text_text_text_text_text_text_text_text" style:family="text">
      <style:text-properties style:font-name="DejaVu Sans Mono"/>
    </style:style>
    <style:style style:name="Source_20_Text_5f_text_5f_text_5f_text_5f_text_5f_text_5f_text_5f_text_5f_text_5f_text_5f_text_5f_text_5f_text_5f_text" style:display-name="Source Text_text_text_text_text_text_text_text_text_text_text_text_text_text" style:family="text">
      <style:text-properties style:font-name="Courier New"/>
    </style:style>
    <style:style style:name="Internet_20_link_5f_text_5f_text_5f_text_5f_text_5f_text_5f_text_5f_text_5f_text" style:display-name="Internet link_text_text_text_text_text_text_text_text" style:family="text">
      <style:text-properties fo:color="#000080" style:text-underline-style="solid" style:text-underline-width="auto" style:text-underline-color="font-color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OpenSymbol"/>
    </style:style>
    <style:style style:name="Bullet_20_Symbols_5f_text_5f_text_5f_text_5f_text_5f_text_5f_text_5f_text_5f_text" style:display-name="Bullet Symbols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_5f_text_5f_text_5f_text_5f_text_5f_text_5f_text" style:display-name="Teletype_text_text_text_text_text_text_text_text_text_text_text_text_text_text_text_text_text_text" style:family="text">
      <style:text-properties style:font-name="DejaVu Sans Mono"/>
    </style:style>
    <style:style style:name="Source_20_Text_5f_text_5f_text_5f_text_5f_text_5f_text_5f_text_5f_text_5f_text_5f_text_5f_text_5f_text_5f_text" style:display-name="Source Text_text_text_text_text_text_text_text_text_text_text_text_text" style:family="text">
      <style:text-properties style:font-name="Courier New"/>
    </style:style>
    <style:style style:name="Teletype_5f_text_5f_text_5f_text_5f_text_5f_text_5f_text_5f_text_5f_text_5f_text_5f_text_5f_text_5f_text_5f_text_5f_text_5f_text_5f_text_5f_text" style:display-name="Teletype_text_text_text_text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" style:display-name="Bullet Symbols_text_text_text_text_text_text_text_text_text_text_text_text_text" style:family="text">
      <style:text-properties style:font-name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ierre MARECHAL</meta:initial-creator>
    <dc:creator>Paul Bignier</dc:creator>
    <meta:creation-date>2008-07-09T13:39:08</meta:creation-date>
    <dc:date>2014-02-17T08:52:32</dc:date>
    <meta:editing-duration>PT1H36M27S</meta:editing-duration>
    <meta:editing-cycles>30</meta:editing-cycles>
    <meta:document-statistic meta:table-count="0" meta:image-count="0" meta:object-count="0" meta:page-count="2" meta:paragraph-count="29" meta:word-count="278" meta:character-count="1424" meta:non-whitespace-character-count="1144"/>
  </office:meta>
</office:document-meta>
</file>